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783d4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c3f62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0905032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text-properties officeooo:paragraph-rsid="103d33d3"/>
    </style:style>
    <style:style style:name="P47" style:family="paragraph" style:parent-style-name="Footnote">
      <style:text-properties fo:language="en" fo:country="GB" officeooo:paragraph-rsid="1071f730" fo:background-color="transparent"/>
    </style:style>
    <style:style style:name="P48" style:family="paragraph" style:parent-style-name="Footnote">
      <style:text-properties officeooo:paragraph-rsid="0fa0ab6e"/>
    </style:style>
    <style:style style:name="P49" style:family="paragraph" style:parent-style-name="Footnote">
      <style:text-properties officeooo:paragraph-rsid="101b7bd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Footnote">
      <style:text-properties fo:language="en" fo:country="GB" officeooo:paragraph-rsid="1082d310"/>
    </style:style>
    <style:style style:name="P6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paragraph-properties fo:text-align="center" style:justify-single-word="false"/>
      <style:text-properties officeooo:paragraph-rsid="0cc79a2d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4" style:family="paragraph" style:parent-style-name="Standard">
      <style:text-properties officeooo:paragraph-rsid="0a0f8417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officeooo:rsid="10653724"/>
    </style:style>
    <style:style style:name="T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officeooo:rsid="0f981b1c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 style:font-size-asian="12pt" style:font-size-complex="12pt"/>
    </style:style>
    <style:style style:name="T72" style:family="text">
      <style:text-properties style:font-name="Liberation Sans" fo:font-size="12pt" fo:language="en" fo:country="GB" officeooo:rsid="10783d40" style:font-size-asian="12pt" style:font-size-complex="12pt"/>
    </style:style>
    <style:style style:name="T73" style:family="text">
      <style:text-properties style:font-name="Liberation Sans" fo:font-size="12pt" fo:language="en" fo:country="GB" officeooo:rsid="108c3f62" style:font-size-asian="12pt" style:font-size-complex="12pt"/>
    </style:style>
    <style:style style:name="T74" style:family="text">
      <style:text-properties fo:language="en" fo:country="GB" officeooo:rsid="10555e9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dc0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9050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fo:language="en" fo:country="GB" officeooo:rsid="10555e93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8" style:family="text">
      <style:text-properties officeooo:rsid="10b6b930"/>
    </style:style>
    <style:style style:name="T129" style:family="text">
      <style:text-properties officeooo:rsid="1037dad2"/>
    </style:style>
    <style:style style:name="T130" style:family="text">
      <style:text-properties fo:language="en" fo:country="GB" officeooo:rsid="10b6b930"/>
    </style:style>
    <style:style style:name="T131" style:family="text">
      <style:text-properties fo:language="en" fo:country="GB"/>
    </style:style>
    <style:style style:name="T132" style:family="text">
      <style:text-properties fo:language="en" fo:country="GB" officeooo:rsid="10a19599"/>
    </style:style>
    <style:style style:name="T133" style:family="text">
      <style:text-properties fo:language="en" fo:country="GB" officeooo:rsid="104a6b49"/>
    </style:style>
    <style:style style:name="T134" style:family="text">
      <style:text-properties fo:color="#000000" loext:opacity="100%" fo:language="en" fo:country="GB" officeooo:rsid="1049ed3a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7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52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53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57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style:font-name="Liberation Sans" fo:font-size="12pt" fo:language="en" fo:country="GB" officeooo:rsid="0d1ec96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ea9e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officeooo:rsid="0f51b898"/>
    </style:style>
    <style:style style:name="T1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hecklist for installing </text:span><text:span text:style-name="T1"><text:user-field-get text:name="Distro">Ubuntu</text:user-field-get></text:span><text:span text:style-name="T1"><text:s/></text:span><text:span text:style-name="T2">Desktop</text:span><text:span text:style-name="T3">.</text:span></text:p>
      <text:p text:style-name="P2"><text:span text:style-name="Strong_20_Emphasis"><text:span text:style-name="T4"/></text:span></text:p>
      <text:p text:style-name="P3"><text:span text:style-name="Strong_20_Emphasis"><text:span text:style-name="T5"/></text:span></text:p>
      <text:p text:style-name="P4">Fill in the text box after &lt;...&gt;</text:p>
      <text:p text:style-name="P5"><text:span text:style-name="T6">&lt;user</text:span><text:span text:style-name="T7">&gt;</text:span><text:span text:style-name="T8"><text:tab/><text:tab/></text:span><text:span text:style-name="T9"> <text:tab/><text:tab/><text:tab/> </text:span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text:tab/><text:span text:style-name="T10">e</text:span><text:span text:style-name="T11">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1" draw:name="Gberuikersnaam 2" draw:style-name="gr1" draw:text-style-name="P6" svg:width="6.002cm" svg:height="0.5cm" draw:control="control10"><svg:title>Gebruikersnaam</svg:title><svg:desc>Korte naam, bijv. jan</svg:desc></draw:control></text:span><text:span text:style-name="T18"><text:tab/></text:span><text:span text:style-name="T19">e</text:span><text:span text:style-name="T20">.g.</text:span><text:span text:style-name="T21"> </text:span><text:span text:style-name="T22">karel</text:span></text:p>
      <text:p text:style-name="P8"><text:span text:style-name="T14">&lt;</text:span><text:span text:style-name="T23">computername</text:span><text:span text:style-name="T7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</text:span><text:span text:style-name="T20">.g.</text:span><text:span text:style-name="T26"> </text:span><text:span text:style-name="T27">pc0</text:span><text:span text:style-name="T28">1</text:span></text:p>
      <text:p text:style-name="P9"><text:span text:style-name="T6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31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31"><text:tab/></text:span><text:span text:style-name="T10">any additional users</text:span></text:p>
      <text:p text:style-name="P7"><text:span text:style-name="T6">&lt;</text:span><text:span text:style-name="T29">user</text:span><text:span text:style-name="T32">n</text:span><text:span text:style-name="T33">a</text:span><text:span text:style-name="T7">me&gt;</text:span><text:span text:style-name="T34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5">any additional users</text:span></text:p>
      <text:p text:style-name="P10"><text:span text:style-name="T36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7">Not yet on Linux?</text:span></text:span><text:span text:style-name="T38"><text:tab/></text:span><text:span text:style-name="T39">Use</text:span><text:span text:style-name="T40"> </text:span><text:span text:style-name="Strong_20_Emphasis"><text:span text:style-name="T41">Checklist </text:span></text:span><text:span text:style-name="Strong_20_Emphasis"><text:span text:style-name="T42">transfer</text:span></text:span><text:span text:style-name="T40"> o</text:span><text:span text:style-name="T43">n</text:span><text:span text:style-name="T40"> </text:span><text:a xlink:type="simple" xlink:href="https://karelzimmer.nl/html/en/home.html" text:style-name="Internet_20_link" text:visited-style-name="Visited_20_Internet_20_Link"><text:span text:style-name="Internet_20_link"><text:span text:style-name="T44">karelzimmer.nl/en</text:span></text:span></text:a><text:span text:style-name="T45">.</text:span></text:p>
      <text:p text:style-name="P13"><text:span text:style-name="Strong_20_Emphasis"><text:span text:style-name="T46">New installation?<text:tab/></text:span></text:span><text:span text:style-name="T47"><text:tab/></text:span><text:span text:style-name="T48">Start at chapter</text:span><text:span text:style-name="T47"> </text:span><text:span text:style-name="Strong_20_Emphasis"><text:span text:style-name="T46"><text:bookmark-ref text:reference-format="page" text:ref-name="__RefNumPara__4009_1271708128">2</text:bookmark-ref></text:span></text:span><text:span text:style-name="Strong_20_Emphasis"><text:span text:style-name="T46"><text:s text:c="2"/></text:span></text:span><text:span text:style-name="Strong_20_Emphasis"><text:span text:style-name="T49"><text:bookmark-ref text:reference-format="text" text:ref-name="__RefNumPara__4009_1271708128">Perform installation</text:bookmark-ref></text:span></text:span><text:span text:style-name="T50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13" draw:name="Vorm3_ 1" draw:style-name="gr2" draw:text-style-name="P1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20"><text:span text:style-name="T53">Log in as </text:span><text:span text:style-name="T54">&lt;user</text:span><text:span text:style-name="T55">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s</text:span><text:span text:style-name="T59"> </text:span><text:span text:style-name="T57">and follow the same steps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6" draw:name="Vorm 4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D4" office:value-type="string">
            <text:p text:style-name="P30"><text:span text:style-name="T71">Type the</text:span><text:span text:style-name="T72"> following</text:span><text:span text:style-name="T71"> </text:span><text:span text:style-name="T73">three</text:span><text:span text:style-name="T71"> commands, each followed by the </text:span><text:span text:style-name="T74">Enter</text:span><text:span text:style-name="T71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2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7" draw:name="Vorm 6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8" draw:name="Vorm 7" draw:style-name="gr2" draw:text-style-name="P19" svg:width="0.35cm" svg:height="0.35cm" draw:control="control17"/></text:span></text:span></text:p>
          </table:table-cell>
          <table:table-cell table:style-name="_31_._5f_Installatie_5f_voorbereiden.D10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83">2</text:span><text:span text:style-name="T67"> and click </text:span><text:span text:style-name="T80">the</text:span><text:span text:style-name="Strong_20_Emphasis"><text:span text:style-name="T84"> </text:span></text:span><text:span text:style-name="Strong_20_Emphasis"><text:span text:style-name="T85">K</text:span></text:span><text:span text:style-name="Strong_20_Emphasis"><text:span text:style-name="T84">Z </text:span></text:span><text:span text:style-name="Strong_20_Emphasis"><text:span text:style-name="T84">Installation menu</text:span></text:span><text:span text:style-name="T80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45"><text:span text:style-name="Strong_20_Emphasis"><text:span text:style-name="T61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6"><text:span text:style-name="T91">Boot the computer from</text:span><text:span text:style-name="T92"><text:note text:id="ftn3" text:note-class="footnote"><text:note-citation>1</text:note-citation><text:note-body><text:p text:style-name="P47"><text:span text:style-name="T93">Boot menu/Setup via one of the </text:span><text:span text:style-name="T94">f</text:span><text:span text:style-name="T93">requently used keys:</text:span><text:span text:style-name="T95">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1"> an</text:span><text:span text:style-name="T98"> </text:span><text:span text:style-name="T99"><text:user-field-get text:name="Distro">Ubuntu</text:user-field-get></text:span><text:span text:style-name="T100"><text:s/></text:span><text:span text:style-name="T101">Desktop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8"><text:span text:style-name="T104">From a Live USB stick you can boot and work with 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T104">without modifying any files on the hard drive and also allows installation of </text:span><text:span text:style-name="Strong_20_Emphasis"><text:span text:style-name="T105"><text:user-field-get text:name="Distro">Ubuntu</text:user-field-get></text:span></text:span><text:span text:style-name="Strong_20_Emphasis"><text:span text:style-name="T105">.</text:span>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9"><text:span text:style-name="T107">Create a bootable USB stick:<text:line-break/>Download a </text:span><text:span text:style-name="Sterk_20_accent_20_voetnoot"><text:span text:style-name="T108"><text:user-field-get text:name="Distro">Ubuntu</text:user-field-get></text:span></text:span><text:span text:style-name="Sterk_20_accent_20_voetnoot"><text:span text:style-name="T108"><text:s/>Desktop</text:span></text:span><text:span text:style-name="Sterk_20_accent_20_voetnoot"><text:span text:style-name="T109"> </text:span></text:span><text:span text:style-name="T107">image from </text:span><text:a xlink:type="simple" xlink:href="https://ubuntu.com/" text:style-name="Internet_20_link" text:visited-style-name="Visited_20_Internet_20_Link"><text:span text:style-name="T110">ubuntu.com</text:span></text:a><text:span text:style-name="T111">.</text:span><text:span text:style-name="T107"><text:line-break/></text:span><text:span text:style-name="T112">The next steps are described in </text:span><text:span text:style-name="Sterk_20_accent_20_voetnoot"><text:span text:style-name="T113">Linux informati</text:span></text:span><text:span text:style-name="Sterk_20_accent_20_voetnoot"><text:span text:style-name="T114">on</text:span></text:span><text:span text:style-name="T112">, which can be found at </text:span><text:a xlink:type="simple" xlink:href="https://karelzimmer.nl/en" text:style-name="Internet_20_link" text:visited-style-name="Visited_20_Internet_20_Link"><text:span text:style-name="T115">karelzimmer.nl/en</text:span></text:a><text:span text:style-name="T112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2" office:value-type="string">
            <text:p text:style-name="P50"><text:span text:style-name="T116">Select</text:span><text:span text:style-name="T117"> </text:span><text:span text:style-name="Strong_20_Emphasis"><text:span text:style-name="T118">Try or I</text:span></text:span><text:span text:style-name="Strong_20_Emphasis"><text:span text:style-name="T119">n</text:span></text:span><text:span text:style-name="Strong_20_Emphasis"><text:span text:style-name="T120">stall Ubuntu</text:span></text:span><text:span text:style-name="T121"> </text:span><text:span text:style-name="T122">and press the </text:span><text:span text:style-name="T123">Enter</text:span><text:span text:style-name="T124"> </text:span><text:span text:style-name="T125">key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3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70"><draw:control text:anchor-type="as-char" draw:z-index="25" draw:name="Vorm 2" draw:style-name="gr2" draw:text-style-name="P1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4"><text:span text:style-name="T126">Connect to the </text:span><text:span text:style-name="T127">network</text:span><text:span text:style-name="T12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2" draw:text-style-name="P1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28">At</text:span> <text:span text:style-name="Strong_20_Emphasis"><text:span text:style-name="T129">Select your ke</text:span></text:span><text:span text:style-name="Strong_20_Emphasis"><text:span text:style-name="T128">yboard </text:span></text:span><text:span text:style-name="Strong_20_Emphasis"><text:span text:style-name="T129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0">Choose</text:span><text:span text:style-name="T131"> </text:span><text:span text:style-name="Strong_20_Emphasis"><text:span text:style-name="T131">English (US)</text:span></text:span><text:span text:style-name="T131"> </text:span><text:span text:style-name="T130">a</text:span><text:span text:style-name="T132">n</text:span><text:span text:style-name="T130">d </text:span><text:span text:style-name="T133">variant</text:span><text:span text:style-name="T130"> </text:span><text:span text:style-name="Strong_20_Emphasis"><text:span text:style-name="T132">English (US, intl., with dead keys)</text:span></text:span><text:span text:style-name="T132"> </text:span><text:span text:style-name="T134">and click </text:span><text:span text:style-name="Strong_20_Emphasis"><text:span text:style-name="T134">Next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2" draw:text-style-name="P1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5">At</text:span><text:span text:style-name="T136"> </text:span><text:span text:style-name="Strong_20_Emphasis"><text:span text:style-name="T137">What apps would you like to install to start with?</text:span></text:span><text:span text:style-name="T137"> </text:span><text:span text:style-name="T135">choose</text:span><text:span text:style-name="T137"> </text:span><text:span text:style-name="Strong_20_Emphasis"><text:span text:style-name="T137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8">and click </text:span><text:span text:style-name="Strong_20_Emphasis"><text:span text:style-name="T139">Next</text:span>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2" draw:text-style-name="P19" svg:width="0.35cm" svg:height="0.35cm" draw:control="control9"/></text:span></text:p>
          </table:table-cell>
          <table:table-cell table:style-name="_32_._5f_Installatie_5f_uitvoeren.C14" office:value-type="string">
            <text:p text:style-name="Standard"><text:span text:style-name="T140">At</text:span><text:span text:style-name="T141"> </text:span><text:span text:style-name="Strong_20_Emphasis"><text:span text:style-name="T142">Create your account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5" office:value-type="string">
            <text:p text:style-name="P55"><text:span text:style-name="T144">E</text:span><text:span text:style-name="T141">nter your </text:span><text:span text:style-name="T145">Your n</text:span><text:span text:style-name="T146">ame </text:span><text:span text:style-name="T147">&lt;user</text:span><text:span text:style-name="T148">&gt;</text:span><text:span text:style-name="T149">, <text:line-break/></text:span><text:span text:style-name="T150">Y</text:span><text:span text:style-name="Strong_20_Emphasis"><text:span text:style-name="T151">our computer</text:span></text:span><text:span text:style-name="Strong_20_Emphasis"><text:span text:style-name="T150">'s name</text:span></text:span><text:span text:style-name="T152"> &lt;computerna</text:span><text:span text:style-name="T153">me&gt;</text:span><text:span text:style-name="T154">,</text:span><text:span text:style-name="Strong_20_Emphasis"><text:span text:style-name="T155"><text:line-break/></text:span></text:span><text:span text:style-name="Strong_20_Emphasis"><text:span text:style-name="T156">Pick</text:span></text:span><text:span text:style-name="Strong_20_Emphasis"><text:span text:style-name="T157"> a usernam</text:span></text:span><text:span text:style-name="T151">e</text:span><text:span text:style-name="T154"> &lt;</text:span><text:span text:style-name="T152">USERna</text:span><text:span text:style-name="T153">me&gt;</text:span><text:span text:style-name="T154">,</text:span><text:span text:style-name="Strong_20_Emphasis"><text:span text:style-name="T155"><text:line-break/></text:span></text:span><text:span text:style-name="T158">enter a </text:span><text:span text:style-name="Strong_20_Emphasis"><text:span text:style-name="T159">password</text:span></text:span><text:span text:style-name="T158"> twice </text:span><text:span text:style-name="T138">and click </text:span><text:span text:style-name="Strong_20_Emphasis"><text:span text:style-name="T139">Next</text:span></text:span><text:span text:style-name="T138">.</text:span></text:p>
          </table:table-cell>
        </table:table-row>
      </table:table>
      <text:p text:style-name="P56"><text:span text:style-name="Strong_20_Emphasis"><text:span text:style-name="T160"/></text:span></text:p>
      <text:list text:continue-numbering="true" text:style-name="L1">
        <text:list-item>
          <text:p text:style-name="P57"><text:span text:style-name="Strong_20_Emphasis"><text:span text:style-name="T161">Finish installation</text:span></text:span></text:p>
        </text:list-item>
      </text:list>
      <text:p text:style-name="P58"><text:span text:style-name="Strong_20_Emphasis"><text:span text:style-name="T1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62">Log in as </text:span><text:span text:style-name="T163">&lt;user</text:span><text:span text:style-name="T164">&gt;</text:span><text:span text:style-name="T16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2" draw:text-style-name="P1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2" draw:text-style-name="P19" svg:width="0.35cm" svg:height="0.35cm" draw:control="control18"/></text:span></text:p>
          </table:table-cell>
          <table:table-cell table:style-name="_33_._5f_Installatie_5f_afronden.C5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6" text:note-class="footnote"><text:note-citation>1</text:note-citation><text:note-body><text:p text:style-name="P59"><text:span text:style-name="T165">Press the Super (Windows/command/magnifier) key or click in the upper left corner.</text:span><text:span text:style-name="T165"/>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><text:span text:style-name="Strong_20_Emphasis"><text:span text:style-name="T70"/></text:span></text:p>
          </table:table-cell>
          <table:table-cell table:style-name="_33_._5f_Installatie_5f_afronden.C6" office:value-type="string">
            <text:p text:style-name="P62"><text:span text:style-name="T166">Type the </text:span><text:span text:style-name="T72">following </text:span><text:span text:style-name="T166">t</text:span><text:span text:style-name="T73">hree</text:span><text:span text:style-name="T166"> commands, each followed by the </text:span><text:span text:style-name="T74">Enter</text:span><text:span text:style-name="T166"> key: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6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3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9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6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5"><text:span text:style-name="Strong_20_Emphasis"><text:span text:style-name="T61"><draw:control text:anchor-type="as-char" draw:z-index="20" draw:name="Vorm 3" draw:style-name="gr2" draw:text-style-name="P19" svg:width="0.35cm" svg:height="0.35cm" draw:control="control19"/></text:span></text:span></text:p>
          </table:table-cell>
          <table:table-cell table:style-name="_33_._5f_Installatie_5f_afronden.C12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167">1</text:span><text:span text:style-name="T67"> and click </text:span><text:span text:style-name="T80">the </text:span><text:span text:style-name="Strong_20_Emphasis"><text:span text:style-name="T84">KZ</text:span></text:span><text:span text:style-name="Strong_20_Emphasis"><text:span text:style-name="T84"> Installation menu</text:span></text:span><text:span text:style-name="T80"> icon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C13" office:value-type="string">
            <text:p text:style-name="P69"><text:span text:style-name="T168">Se</text:span><text:span text:style-name="T169">lect</text:span><text:span text:style-name="T168"> </text:span><text:span text:style-name="Strong_20_Emphasis"><text:span text:style-name="T170">3</text:span></text:span><text:span text:style-name="T171"> </text:span><text:span text:style-name="T172">Finish installatio</text:span><text:span text:style-name="T173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70">Follow the instructions on the screen.</text:p>
          </table:table-cell>
        </table:table-row>
      </table:table>
      <text:p text:style-name="P58"><text:span text:style-name="Strong_20_Emphasis"><text:span text:style-name="T162"/></text:span></text:p>
      <text:list text:continue-numbering="true" text:style-name="L1">
        <text:list-item>
          <text:p text:style-name="P71"><text:span text:style-name="Strong_20_Emphasis"><text:span text:style-name="T174">S</text:span></text:span><text:span text:style-name="Strong_20_Emphasis"><text:span text:style-name="T175">et up user</text:span></text:span></text:p>
        </text:list-item>
      </text:list>
      <text:p text:style-name="P7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T61"><draw:control text:anchor-type="as-char" draw:z-index="6" draw:name="Vorm40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3"><text:span text:style-name="T61"><draw:control text:anchor-type="as-char" draw:z-index="12" draw:name="Vorm40_ 1" draw:style-name="gr2" draw:text-style-name="P19" svg:width="0.35cm" svg:height="0.35cm" draw:control="control11"/></text:span></text:p>
          </table:table-cell>
          <table:table-cell table:style-name="Tabel2.D1" office:value-type="string">
            <text:p text:style-name="P74"><text:span text:style-name="T176">Log in as</text:span><text:span text:style-name="T162"> </text:span><text:span text:style-name="T163">&lt;user</text:span><text:span text:style-name="T164">&gt;</text:span><text:span text:style-name="T177"><text:note text:id="ftn7" text:note-class="footnote"><text:note-citation>1</text:note-citation><text:note-body><text:p text:style-name="P75"><text:span text:style-name="T178">Login any additional </text:span><text:span text:style-name="T179">users</text:span><text:span text:style-name="T180"> </text:span><text:span text:style-name="T178">and follow the same steps.</text:span></text:p></text:note-body></text:note></text:span><text:span text:style-name="T162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7"><text:span text:style-name="T181"><draw:control text:anchor-type="as-char" draw:z-index="15" draw:name="Vorm4_ 2" draw:style-name="gr2" draw:text-style-name="P19" svg:width="0.35cm" svg:height="0.35cm" draw:control="control14"/></text:span></text:p>
          </table:table-cell>
          <table:table-cell table:style-name="Tabel2.D2" office:value-type="string">
            <text:p text:style-name="P78">Follow the welcome screens.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T61"><draw:control text:anchor-type="as-char" draw:z-index="21" draw:name="Vorm 8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5"><text:span text:style-name="T61"><draw:control text:anchor-type="as-char" draw:z-index="22" draw:name="Vorm 9" draw:style-name="gr2" draw:text-style-name="P19" svg:width="0.35cm" svg:height="0.35cm" draw:control="control21"/></text:span></text:p>
          </table:table-cell>
          <table:table-cell table:style-name="Tabel2.D5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68"><text:note text:id="ftn8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</text:span><text:span text:style-name="T80">the </text:span><text:span text:style-name="Strong_20_Emphasis"><text:span text:style-name="T84">KZ</text:span></text:span><text:span text:style-name="Strong_20_Emphasis"><text:span text:style-name="T84"> Installation menu</text:span></text:span><text:span text:style-name="T80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182">Select</text:span><text:span text:style-name="T168"> </text:span><text:span text:style-name="Strong_20_Emphasis"><text:span text:style-name="T170">4</text:span></text:span><text:span text:style-name="T183"> </text:span><text:span text:style-name="T184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185">End of checklist,</text:span><text:span text:style-name="T186"> </text:span><text:span text:style-name="T187"><text:user-field-get text:name="Distro">Ubuntu</text:user-field-get></text:span><text:span text:style-name="T188"><text:s/></text:span><text:span text:style-name="T189">Desktop</text:span><text:span text:style-name="T190"> </text:span><text:span text:style-name="T185">installation is complete.</text:span></text:p>
      <text:p text:style-name="P86"/>
      <text:p text:style-name="P87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3">Karel Zimmer</text:span></text:a><text:span text:style-name="T194">.</text:span></text:p>
      <text:p text:style-name="P88"><text:span text:style-name="T195">License </text:span><text:span text:style-name="T196">C</text:span><text:span text:style-name="T197">C0</text:span><text:span text:style-name="T194"> 1.0 </text:span><text:span text:style-name="T19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8"><text:s/></text:span><text:span text:style-name="T19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10-09T08:35:22.606992535">09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35:22.503134227</dc:date>
    <meta:keyword>Installatie</meta:keyword>
    <meta:keyword>Checklist</meta:keyword>
    <meta:keyword>Linux</meta:keyword>
    <meta:editing-cycles>6990</meta:editing-cycles>
    <meta:editing-duration>P12DT9H17M38S</meta:editing-duration>
    <meta:printed-by>Karel Zimmer</meta:printed-by>
    <meta:print-date>2024-11-09T12:46:11.584489460</meta:print-date>
    <meta:document-statistic meta:table-count="4" meta:image-count="2" meta:object-count="0" meta:page-count="4" meta:paragraph-count="82" meta:word-count="482" meta:character-count="3011" meta:non-whitespace-character-count="2565"/>
    <meta:user-defined meta:name="Info 1"/>
    <meta:user-defined meta:name="Info 2"/>
    <meta:user-defined meta:name="Info 3"/>
    <meta:user-defined meta:name="Info 4"/>
  </office:meta>
</office:document-meta>
</file>